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16D000000AE56025D59469967F6.png" manifest:media-type="image/png"/>
  <manifest:file-entry manifest:full-path="Pictures/10000C7F000025B900001205D000712F9B46E02F.svg" manifest:media-type="image/svg+xml"/>
  <manifest:file-entry manifest:full-path="Pictures/1000020100000185000000B53391A8134EB0EA25.png" manifest:media-type="image/png"/>
  <manifest:file-entry manifest:full-path="Pictures/10000C860000283400001205E15A6EAC2B8206E7.svg" manifest:media-type="image/svg+xml"/>
  <manifest:file-entry manifest:full-path="Pictures/100002010000018E000000B55E542FD678A7FD29.png" manifest:media-type="image/png"/>
  <manifest:file-entry manifest:full-path="Pictures/100010BE0000292B000012B5E0417298882930FE.svg" manifest:media-type="image/svg+xml"/>
  <manifest:file-entry manifest:full-path="Pictures/100010FC000024C2000010A4FE5A9BC0DFDD56DC.svg" manifest:media-type="image/svg+xml"/>
  <manifest:file-entry manifest:full-path="Pictures/1000088D0000328A000007454F01B00E33DDCAE5.svg" manifest:media-type="image/svg+xml"/>
  <manifest:file-entry manifest:full-path="Pictures/10000201000001820000003C9BD7A3104E4C83DB.png" manifest:media-type="image/png"/>
  <manifest:file-entry manifest:full-path="Pictures/10000201000001E200000045D9902EF646ABAC35.png" manifest:media-type="image/png"/>
  <manifest:file-entry manifest:full-path="Pictures/10000887000031DA0000072278C05F373C5A9249.svg" manifest:media-type="image/svg+xml"/>
  <manifest:file-entry manifest:full-path="Pictures/1000000000000020000000204B249CA79A42C6D7.png" manifest:media-type="image/png"/>
  <manifest:file-entry manifest:full-path="Pictures/1000020100000185000000AE83E17124405D3671.png" manifest:media-type="image/png"/>
  <manifest:file-entry manifest:full-path="Pictures/10000201000001E90000004695733E98D10F54FC.png" manifest:media-type="image/png"/>
  <manifest:file-entry manifest:full-path="Pictures/10000E1300002834000012B5350E39B5DF4A2C53.svg" manifest:media-type="image/svg+xml"/>
  <manifest:file-entry manifest:full-path="Pictures/10000877000027EE0000062B80398D5884A938E0.svg" manifest:media-type="image/svg+xml"/>
  <manifest:file-entry manifest:full-path="Pictures/1000020100000164000000A1052110FE8784CF6C.png" manifest:media-type="image/png"/>
  <manifest:file-entry manifest:full-path="Pictures/1000020100000164000000A17FA92F90EC1F0ADC.png" manifest:media-type="image/png"/>
  <manifest:file-entry manifest:full-path="Pictures/100008720000289E0000062B44569BE191A5D27D.svg" manifest:media-type="image/svg+xml"/>
  <manifest:file-entry manifest:full-path="Pictures/10000F4D000024C2000010A4D032EE0ECDA350E1.svg" manifest:media-type="image/svg+xml"/>
  <manifest:file-entry manifest:full-path="Pictures/10000201000001890000003CC8FC4D24DFDD75E2.png" manifest:media-type="image/png"/>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objectwithoutfill">
      <style:graphic-properties draw:marker-end="Arrow" draw:marker-end-width="0.305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94cm"/>
    </style:style>
    <style:style style:name="gr12" style:family="graphic" style:parent-style-name="standard">
      <style:graphic-properties draw:stroke="none" svg:stroke-color="#000000" draw:fill="none" draw:fill-color="#ffffff" draw:auto-grow-height="true" draw:auto-grow-width="false" fo:max-height="0cm" fo:min-height="8.329cm"/>
    </style:style>
    <style:style style:name="gr13" style:family="graphic" style:parent-style-name="standard">
      <style:graphic-properties draw:stroke="none" svg:stroke-color="#000000" draw:fill="none" draw:fill-color="#ffffff" draw:auto-grow-height="true" draw:auto-grow-width="false" fo:max-height="0cm" fo:min-height="5.11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writing-mode="lr-tb"/>
    </style:style>
    <style:style style:name="P11"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2" style:family="paragraph">
      <loext:graphic-properties draw:fill="none"/>
      <style:paragraph-properties fo:text-align="center"/>
      <style:text-properties style:font-name="Times New Roman2" fo:font-size="18pt" style:font-size-asian="18pt" style:font-size-complex="18pt"/>
    </style:style>
    <style:style style:name="P13"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4" style:family="paragraph">
      <loext:graphic-properties draw:fill="none" draw:fill-color="#ffffff"/>
      <style:text-properties style:font-name="Courier New2" fo:font-size="26pt" style:font-size-asian="18pt" style:font-size-complex="18pt"/>
    </style:style>
    <style:style style:name="P15" style:family="paragraph">
      <style:paragraph-properties fo:margin-top="0cm" fo:margin-bottom="0cm" style:writing-mode="lr-tb"/>
    </style:style>
    <style:style style:name="P16" style:family="paragraph">
      <style:text-properties style:font-name="Courier New2" fo:font-size="26pt" style:font-size-asian="32pt" style:font-size-complex="32pt"/>
    </style:style>
    <style:style style:name="P17" style:family="paragraph">
      <loext:graphic-properties draw:fill="none" draw:fill-color="#ffffff"/>
      <style:text-properties style:font-name="Courier New2" fo:font-size="16pt" style:font-size-asian="18pt" style:font-size-complex="18pt"/>
    </style:style>
    <style:style style:name="P18" style:family="paragraph">
      <style:paragraph-properties fo:text-align="start" style:writing-mode="lr-tb">
        <style:tab-stops/>
      </style:paragraph-properties>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Definitions</text:p>
          </draw:text-box>
        </draw:frame>
        <draw:frame presentation:style-name="pr5"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list-item>
              <text:list-item>
                <text:p xml:id="id2" text:id="id2"><text:span text:style-name="T2">Graph: Representation of an instance of the game</text:span></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polyline draw:style-name="gr4" draw:text-style-name="P5" xml:id="id7" draw:id="id7" draw:layer="layout" svg:width="2.285cm" svg:height="0cm" svg:x="14.275cm" svg:y="10.922cm" svg:viewBox="0 0 2286 0" draw:points="0,0 2286,0">
          <text:p/>
        </draw:poly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4"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Charlie 5</text:span></text:p>
          </draw:text-box>
        </draw:frame>
        <draw:frame draw:style-name="gr9" draw:text-style-name="P11" draw:layer="layout" svg:width="15.24cm" svg:height="1.27cm" svg:x="2.286cm" svg:y="14.046cm">
          <draw:text-box>
            <text:p xml:id="id14" text:id="id14" text:style-name="P10"><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0" draw:text-style-name="P12" xml:id="id19" draw:id="id19" draw:layer="layout" svg:width="6.303cm" svg:height="1.629cm" draw:transform="rotate (-1.66574223810339) translate (9.23365394976077cm 7.44024819802055cm)" svg:viewBox="0 0 6304 1630" svg:d="M0 783c3535 2287 6304-783 6304-783">
          <text:p/>
        </draw:path>
        <draw:frame draw:style-name="gr6" xml:id="id20" draw:id="id20"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7"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7"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 Turn</text:p>
          </draw:text-box>
        </draw:frame>
        <draw:frame presentation:style-name="pr5" draw:text-style-name="P4" draw:layer="layout" svg:width="25.199cm" svg:height="12.179cm" svg:x="1.4cm" svg:y="4.914cm" presentation:class="outline">
          <draw:text-box>
            <text:list text:style-name="L2">
              <text:list-item>
                <text:p xml:id="id21" text:id="id21"><text:span text:style-name="T2">A set of </text:span><text:span text:style-name="T6">Steal(y, B)</text:span><text:span text:style-name="T2"> and </text:span><text:span text:style-name="T6">Add(z, C)</text:span><text:span text:style-name="T2"> actions</text:span></text:p>
              </text:list-item>
              <text:list-item>
                <text:p xml:id="id22" text:id="id22"><text:span text:style-name="T2">No </text:span><text:span text:style-name="T6">Steal()</text:span><text:span text:style-name="T2">ing more than incoming trust</text:span></text:p>
              </text:list-item>
              <text:list-item>
                <text:p xml:id="id23" text:id="id23"><text:span text:style-name="T2">No removing (</text:span><text:span text:style-name="T6">Add()</text:span><text:span text:style-name="T2">ing negative </text:span><text:span text:style-name="T6">z</text:span><text:span text:style-name="T2">) more than outgoing trust</text:span></text:p>
              </text:list-item>
              <text:list-item>
                <text:p xml:id="id24" text:id="id24"><text:span text:style-name="T2">No two </text:span><text:span text:style-name="T6">Steal()</text:span><text:span text:style-name="T2">s or two </text:span><text:span text:style-name="T6">Add()</text:span><text:span text:style-name="T2">s against the same player in the same turn</text:span></text:p>
              </text:list-item>
              <text:list-item>
                <text:p xml:id="id25" text:id="id25"><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o chooses whose turn it is?</text:p>
          </draw:text-box>
        </draw:frame>
        <draw:frame draw:style-name="gr11" draw:text-style-name="P13" draw:layer="layout" svg:width="8.225cm" svg:height="1.344cm" svg:x="9.888cm" svg:y="4.317cm">
          <draw:text-box>
            <text:p xml:id="id26" text:id="id26" text:style-name="P10"><text:span text:style-name="T7">Trust Is Risk Game</text:span></text:p>
          </draw:text-box>
        </draw:frame>
        <draw:frame draw:style-name="gr12" draw:text-style-name="P14" draw:layer="layout" svg:width="27.432cm" svg:height="8.579cm" svg:x="0.284cm" svg:y="7.423cm">
          <draw:text-box>
            <text:p xml:id="id27" text:id="id27"><text:span text:style-name="T8">j = 0</text:span></text:p>
            <text:p xml:id="id28" text:id="id28"><text:span text:style-name="T8">while (True)</text:span></text:p>
            <text:p xml:id="id29" text:id="id29"><text:span text:style-name="T8"><text:tab/></text:span><text:span text:style-name="T8">j += 1</text:span></text:p>
            <text:p xml:id="id30" text:id="id30"><text:span text:style-name="T8"><text:tab/></text:span><text:span text:style-name="T8">v = chooseFrom(V_j)</text:span></text:p>
            <text:p xml:id="id31" text:id="id31"><text:span text:style-name="T8"><text:tab/></text:span><text:span text:style-name="T8">Turn = vStrategy(G_0, v, H)</text:span></text:p>
            <text:p xml:id="id32" text:id="id32"><text:span text:style-name="T8"><text:tab/></text:span><text:span text:style-name="T8">(G_j, Cap_{v,j}, H_j) =</text:span></text:p>
            <text:p xml:id="id33" text:id="id33"><text:span text:style-name="T8"><text:tab/></text:span><text:span text:style-name="T8"><text:tab/></text:span><text:span text:style-name="T8">executeTurn(G_{j-1}, v, Cap_{v,j-1}, Turn)</text:span></text:p>
            <text:p xml:id="id34" text:id="id34"><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o chooses whose turn it is?</text:p>
          </draw:text-box>
        </draw:frame>
        <draw:frame presentation:style-name="pr5" draw:text-style-name="P16" draw:layer="layout" svg:width="25.199cm" svg:height="12.179cm" svg:x="1.4cm" svg:y="4.914cm" presentation:class="outline">
          <draw:text-box>
            <text:list text:style-name="L2">
              <text:list-item>
                <text:p xml:id="id35" text:id="id35"><text:span text:style-name="T9">chooseFrom()</text:span><text:span text:style-name="T10"> chooses a player in a way that after any turn, all players will eventually be chosen to play.</text:span></text:p>
              </text:list-item>
              <text:list-item>
                <text:p xml:id="id36" text:id="id36"><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7" text:id="id37"><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ccordingly.</text:span></text:p>
              </text:list-item>
              <text:list-item>
                <text:p xml:id="id38" text:id="id38"><text:span text:style-name="T10">Concurrent,</text:span></text:p>
                <text:p xml:id="id39" text:id="id39" text:style-name="P15"><text:span text:style-name="T10">dynamic environment</text:span></text:p>
                <text:p xml:id="id40" text:id="id40" text:style-name="P15"><text:span text:style-name="T10">part of future research</text:span></text:p>
              </text:list-item>
            </text:list>
          </draw:text-box>
        </draw:frame>
        <draw:frame draw:style-name="gr13" draw:text-style-name="P17"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v, H)</text:span></text:p>
            <text:p><text:span text:style-name="T11"><text:tab/></text:span><text:span text:style-name="T11">(G_j, Cap_{v,j}, H_j) =</text:span></text:p>
            <text:p><text:span text:style-name="T11"><text:tab/></text:span><text:span text:style-name="T11"><text:tab/></text:span><text:span text:style-name="T11">executeTurn(G_{j-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direct Trust Revisited</text:p>
          </draw:text-box>
        </draw:frame>
        <draw:frame presentation:style-name="pr5" draw:text-style-name="P4" draw:layer="layout" svg:width="25.199cm" svg:height="12.179cm" svg:x="1.4cm" svg:y="4.914cm" presentation:class="outline">
          <draw:text-box>
            <text:list text:style-name="L2">
              <text:list-header>
                <text:p xml:id="id41" text:id="id41"><text:span text:style-name="T2">Alice wants to buy a pair of shoes from Bob, so she wants to know how much she can trust him.</text:span></text:p>
                <text:p xml:id="id42" text:id="id42"><text:span text:style-name="T2">A reasonable definition of (indirect) trust is: The maximum loss that Alice can suffer if Bob decides to steal all his incoming trust and…</text:span></text:p>
                <text:p xml:id="id43" text:id="id43"><text:span text:style-name="T2">all other players try to replenish their stolen funds.</text:span></text:p>
                <text:p><text:span text:style-name="T2"/></text:p>
                <text:p xml:id="id44" text:id="id44"><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rategies</text:p>
          </draw:text-box>
        </draw:frame>
        <draw:frame presentation:style-name="pr5" draw:text-style-name="P4" draw:layer="layout" svg:width="25.199cm" svg:height="12.179cm" svg:x="1.4cm" svg:y="4.914cm" presentation:class="outline">
          <draw:text-box>
            <text:list text:style-name="L2">
              <text:list-item>
                <text:p xml:id="id45" text:id="id45"><text:span text:style-name="T2">Idle Strategy: The player passes her turn. (Alice)</text:span></text:p>
              </text:list-item>
              <text:list-item>
                <text:p xml:id="id46" text:id="id46"><text:span text:style-name="T2">Evil Strategy: The player steals all incoming direct trust and nullifies his outgoing direct trust (Bob)</text:span></text:p>
              </text:list-item>
              <text:list-item>
                <text:p xml:id="id47" text:id="id47"><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ervative Strategy Rationale</text:p>
          </draw:text-box>
        </draw:frame>
        <draw:frame presentation:style-name="pr5" draw:text-style-name="P4" draw:layer="layout" svg:width="25.199cm" svg:height="12.179cm" svg:x="1.4cm" svg:y="4.914cm" presentation:class="outline">
          <draw:text-box>
            <text:list text:style-name="L2">
              <text:list-header>
                <text:p xml:id="id48" text:id="id48"><text:span text:style-name="T2">Consider a Producer, a Merchant and a Consumer. The Consumer pre-pays the Merchant, who in turn pre-pays the Producer.</text:span></text:p>
                <text:p xml:id="id49" text:id="id49"><text:span text:style-name="T2">The Producer goes bankrupt.</text:span></text:p>
                <text:p xml:id="id50" text:id="id50"><text:span text:style-name="T2">The Merchant can choose either to reimburse the Consumer and maintain the latter’s trust,</text:span></text:p>
                <text:p xml:id="id51" text:id="id51"><text:span text:style-name="T2">or to keep the money and lose the Consumer’s trust. This is the Conservative strategy.</text:span></text:p>
                <text:p xml:id="id52" text:id="id52"><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5" draw:layer="layout" svg:width="25.199cm" svg:height="12.179cm" svg:x="1.4cm" svg:y="4.914cm" presentation:class="outline">
          <draw:text-box>
            <text:p text:style-name="P18"><text:span text:style-name="T4">The Transitive Game is an evolution of the Game where </text:span><text:span text:style-name="T12">A </text:span><text:span text:style-name="T13">is Idle, </text:span><text:span text:style-name="T12">E</text:span><text:span text:style-name="T13"> is Evil and </text:span><text:span text:style-name="T13">everybody else is Conservative. An example follows.</text:span></text:p>
          </draw:text-box>
        </draw:frame>
        <draw:frame draw:style-name="gr5" draw:text-style-name="P7" xml:id="id53" draw:id="id53" draw:layer="layout" svg:width="10.538cm" svg:height="4.788cm" svg:x="1.654cm" svg:y="7.912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7" xml:id="id57" draw:id="id57" draw:layer="layout" svg:width="10.291cm" svg:height="4.788cm" svg:x="13.331cm" svg:y="7.912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7" xml:id="id59" draw:id="id59" draw:layer="layout" svg:width="10.291cm" svg:height="4.612cm" svg:x="1.778cm" svg:y="13.31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7" xml:id="id61" draw:id="id61" draw:layer="layout" svg:width="9.656cm" svg:height="4.612cm" svg:x="13.97cm" svg:y="13.422cm">
          <draw:image xlink:href="Pictures/10000C7F000025B900001205D000712F9B46E02F.svg" xlink:type="simple" xlink:show="embed" xlink:actuate="onLoad">
            <text:p/>
          </draw:image>
          <draw:image xlink:href="Pictures/100002010000016D000000AE56025D59469967F6.png" xlink:type="simple" xlink:show="embed" xlink:actuate="onLoad"/>
        </draw:frame>
        <draw:line draw:style-name="gr2" draw:text-style-name="P5" xml:id="id55" draw:id="id55" draw:layer="layout" svg:x1="13.462cm" svg:y1="7.62cm" svg:x2="13.462cm" svg:y2="18.288cm">
          <text:p/>
        </draw:line>
        <draw:line draw:style-name="gr2" draw:text-style-name="P5" xml:id="id56" draw:id="id56" draw:layer="layout" svg:x1="2.54cm" svg:y1="12.954cm" svg:x2="24.638cm" svg:y2="12.954cm">
          <text:p/>
        </draw:line>
        <draw:frame draw:style-name="gr6" xml:id="id54" draw:id="id54" draw:layer="layout" svg:width="1.016cm" svg:height="0.813cm" svg:x="11.272cm" svg:y="8.128cm">
          <loext:p/>
          <draw:object xlink:href="./Object 10" xlink:type="simple" xlink:show="embed" xlink:actuate="onLoad"/>
          <draw:image xlink:href="./ObjectReplacements/Object 10" xlink:type="simple" xlink:show="embed" xlink:actuate="onLoad"/>
        </draw:frame>
        <draw:frame draw:style-name="gr6" xml:id="id58" draw:id="id58" draw:layer="layout" svg:width="1.002cm" svg:height="0.813cm" svg:x="22.606cm" svg:y="8.128cm">
          <loext:p/>
          <draw:object xlink:href="./Object 11" xlink:type="simple" xlink:show="embed" xlink:actuate="onLoad"/>
          <draw:image xlink:href="./ObjectReplacements/Object 11" xlink:type="simple" xlink:show="embed" xlink:actuate="onLoad"/>
        </draw:frame>
        <draw:frame draw:style-name="gr6" xml:id="id60" draw:id="id60" draw:layer="layout" svg:width="1.022cm" svg:height="0.813cm" svg:x="11.278cm" svg:y="13.716cm">
          <loext:p/>
          <draw:object xlink:href="./Object 12" xlink:type="simple" xlink:show="embed" xlink:actuate="onLoad"/>
          <draw:image xlink:href="./ObjectReplacements/Object 12" xlink:type="simple" xlink:show="embed" xlink:actuate="onLoad"/>
        </draw:frame>
        <draw:frame draw:style-name="gr6" xml:id="id62" draw:id="id62" draw:layer="layout" svg:width="1.008cm" svg:height="0.813cm" svg:x="22.61cm" svg:y="13.716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ubtle_20_Tango_20_Green" draw:display-name="Subtle Tango Green" draw:style="linear" draw:start-color="#94bd5e" draw:end-color="#5c8526" draw:start-intensity="100%" draw:end-intensity="100%" draw:angle="6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Subtle_20_Tango_20_Gree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Subtle_20_Tango_20_Gree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6T14:29:49.231727621</dc:date>
    <meta:editing-duration>PT4H13M5S</meta:editing-duration>
    <meta:editing-cycles>17</meta:editing-cycles>
    <meta:generator>LibreOffice/5.2.4.2.0$Linux_X86_64 LibreOffice_project/20m0$Build-2</meta:generator>
    <meta:document-statistic meta:object-count="109"/>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2/content.xml><?xml version="1.0" encoding="utf-8"?>
<math xmlns="http://www.w3.org/1998/Math/MathML" display="block">
  <semantics>
    <msub>
      <mi>G</mi>
      <mi>A</mi>
    </msub>
    <annotation encoding="StarMath 5.0">G_A</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